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000 samples, dim=3, k=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NN classical</text:p>
          </table:table-cell>
          <table:table-cell office:value-type="string" calcext:value-type="string">
            <text:p>kNN bottom-guess-classical</text:p>
          </table:table-cell>
          <table:table-cell office:value-type="string" calcext:value-type="string">
            <text:p>kNN bottom-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cs</text:p>
          </table:table-cell>
          <table:table-cell office:value-type="float" office:value="124843" calcext:value-type="float">
            <text:p>124843</text:p>
          </table:table-cell>
          <table:table-cell office:value-type="float" office:value="124850" calcext:value-type="float">
            <text:p>124850</text:p>
          </table:table-cell>
          <table:table-cell office:value-type="float" office:value="126212" calcext:value-type="float">
            <text:p>12621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7612" calcext:value-type="float">
            <text:p>137612</text:p>
          </table:table-cell>
          <table:table-cell office:value-type="float" office:value="125464" calcext:value-type="float">
            <text:p>125464</text:p>
          </table:table-cell>
          <table:table-cell office:value-type="float" office:value="125186" calcext:value-type="float">
            <text:p>125186</text:p>
          </table:table-cell>
          <table:table-cell office:value-type="float" office:value="133070" calcext:value-type="float">
            <text:p>133070</text:p>
          </table:table-cell>
          <table:table-cell office:value-type="float" office:value="142266" calcext:value-type="float">
            <text:p>142266</text:p>
          </table:table-cell>
        </table:table-row>
        <table:table-row table:style-name="ro1">
          <table:table-cell/>
          <table:table-cell office:value-type="float" office:value="133483" calcext:value-type="float">
            <text:p>133483</text:p>
          </table:table-cell>
          <table:table-cell office:value-type="float" office:value="121346" calcext:value-type="float">
            <text:p>121346</text:p>
          </table:table-cell>
          <table:table-cell office:value-type="float" office:value="146969" calcext:value-type="float">
            <text:p>146969</text:p>
          </table:table-cell>
          <table:table-cell/>
          <table:table-cell office:value-type="string" calcext:value-type="string">
            <text:p>cbg</text:p>
          </table:table-cell>
          <table:table-cell office:value-type="float" office:value="137223" calcext:value-type="float">
            <text:p>137223</text:p>
          </table:table-cell>
          <table:table-cell office:value-type="float" office:value="125329" calcext:value-type="float">
            <text:p>125329</text:p>
          </table:table-cell>
          <table:table-cell office:value-type="float" office:value="125014" calcext:value-type="float">
            <text:p>125014</text:p>
          </table:table-cell>
          <table:table-cell office:value-type="float" office:value="133010" calcext:value-type="float">
            <text:p>133010</text:p>
          </table:table-cell>
          <table:table-cell office:value-type="float" office:value="142047" calcext:value-type="float">
            <text:p>142047</text:p>
          </table:table-cell>
        </table:table-row>
        <table:table-row table:style-name="ro1">
          <table:table-cell/>
          <table:table-cell office:value-type="float" office:value="132352" calcext:value-type="float">
            <text:p>132352</text:p>
          </table:table-cell>
          <table:table-cell office:value-type="float" office:value="152905" calcext:value-type="float">
            <text:p>152905</text:p>
          </table:table-cell>
          <table:table-cell office:value-type="float" office:value="160898" calcext:value-type="float">
            <text:p>160898</text:p>
          </table:table-cell>
          <table:table-cell/>
          <table:table-cell office:value-type="string" calcext:value-type="string">
            <text:p>bu</text:p>
          </table:table-cell>
          <table:table-cell office:value-type="float" office:value="140153" calcext:value-type="float">
            <text:p>140153</text:p>
          </table:table-cell>
          <table:table-cell office:value-type="float" office:value="128070" calcext:value-type="float">
            <text:p>128070</text:p>
          </table:table-cell>
          <table:table-cell office:value-type="float" office:value="127115" calcext:value-type="float">
            <text:p>127115</text:p>
          </table:table-cell>
          <table:table-cell office:value-type="float" office:value="135522" calcext:value-type="float">
            <text:p>135522</text:p>
          </table:table-cell>
          <table:table-cell office:value-type="float" office:value="144693" calcext:value-type="float">
            <text:p>144693</text:p>
          </table:table-cell>
        </table:table-row>
        <table:table-row table:style-name="ro1">
          <table:table-cell/>
          <table:table-cell office:value-type="float" office:value="144159" calcext:value-type="float">
            <text:p>144159</text:p>
          </table:table-cell>
          <table:table-cell office:value-type="float" office:value="140431" calcext:value-type="float">
            <text:p>140431</text:p>
          </table:table-cell>
          <table:table-cell office:value-type="float" office:value="131833" calcext:value-type="float">
            <text:p>1318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952" calcext:value-type="float">
            <text:p>117952</text:p>
          </table:table-cell>
          <table:table-cell office:value-type="float" office:value="127904" calcext:value-type="float">
            <text:p>127904</text:p>
          </table:table-cell>
          <table:table-cell office:value-type="float" office:value="122719" calcext:value-type="float">
            <text:p>12271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MEDIAN([.B3:.B7])" office:value-type="float" office:value="132352" calcext:value-type="float">
            <text:p>132352</text:p>
          </table:table-cell>
          <table:table-cell table:formula="of:=MEDIAN([.C3:.C7])" office:value-type="float" office:value="127904" calcext:value-type="float">
            <text:p>127904</text:p>
          </table:table-cell>
          <table:table-cell table:formula="of:=MEDIAN([.D3:.D7])" office:value-type="float" office:value="131833" calcext:value-type="float">
            <text:p>131833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STDEV([.B3:.B7])" office:value-type="float" office:value="9853.09244349204" calcext:value-type="float">
            <text:p>9853</text:p>
          </table:table-cell>
          <table:table-cell table:style-name="ce1" table:formula="of:=STDEV([.C3:.C7])" office:value-type="float" office:value="13023.5306157739" calcext:value-type="float">
            <text:p>13024</text:p>
          </table:table-cell>
          <table:table-cell table:style-name="ce1" table:formula="of:=STDEV([.D3:.D7])" office:value-type="float" office:value="15928.6246016409" calcext:value-type="float">
            <text:p>1592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00:12:12.285077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06:16.059611496</meta:creation-date>
    <meta:generator>LibreOffice/6.4.4.2$Linux_X86_64 LibreOffice_project/40$Build-2</meta:generator>
    <dc:date>2020-08-13T00:24:28.853768219</dc:date>
    <meta:editing-duration>PT12M15S</meta:editing-duration>
    <meta:editing-cycles>3</meta:editing-cycles>
    <meta:document-statistic meta:table-count="1" meta:cell-count="44" meta:object-count="0"/>
  </office:meta>
</office:document-meta>
</file>